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August 22, 2021 (11:16:09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22T15:16:15Z</meta:creation-date>
    <dc:date>2021-08-22T15:16:15Z</dc:date>
    <meta:user-defined meta:name="date" meta:value-type="string">August  22, 2021 (11:16:09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